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316e" officeooo:paragraph-rsid="001f316e"/>
    </style:style>
    <style:style style:name="P2" style:family="paragraph" style:parent-style-name="Table_20_Contents" style:list-style-name="L1">
      <style:text-properties officeooo:rsid="001f316e" officeooo:paragraph-rsid="001f316e"/>
    </style:style>
    <style:style style:name="P3" style:family="paragraph" style:parent-style-name="Table_20_Contents">
      <style:text-properties officeooo:rsid="002028c0" officeooo:paragraph-rsid="002028c0"/>
    </style:style>
    <style:style style:name="P4" style:family="paragraph" style:parent-style-name="Table_20_Contents" style:list-style-name="L2">
      <style:text-properties officeooo:rsid="002028c0" officeooo:paragraph-rsid="002028c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316e" officeooo:paragraph-rsid="001f316e" style:font-weight-asian="bold" style:font-weight-complex="bold"/>
    </style:style>
    <style:style style:name="T1" style:family="text">
      <style:text-properties officeooo:rsid="002028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594891354880">
          <table:table-cell table:style-name="Table1.A1" office:value-type="string">
            <text:p text:style-name="P1">Switch</text:p>
            <text:p text:style-name="P1"/>
          </table:table-cell>
        </table:table-row>
        <table:table-row table:style-name="TableLine94594891354880">
          <table:table-cell table:style-name="Table1.A2" office:value-type="string">
            <text:p text:style-name="P1">Vlan</text:p>
            <text:p text:style-name="P1"/>
          </table:table-cell>
        </table:table-row>
        <table:table-row table:style-name="TableLine94594891354880">
          <table:table-cell table:style-name="Table1.A2" office:value-type="string">
            <text:p text:style-name="P1">Switch commands:</text:p>
            <text:p text:style-name="P1"/>
          </table:table-cell>
        </table:table-row>
        <table:table-row table:style-name="TableLine94594891354880">
          <table:table-cell table:style-name="Table1.A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594891354880">
          <table:table-cell table:style-name="Table1.A2" office:value-type="string">
            <text:p text:style-name="Table_20_Contents"/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94594889764608">
          <table:table-cell table:style-name="Table2.A1" office:value-type="string">
            <text:p text:style-name="P5">Server set<text:span text:style-name="T1">up</text:span></text:p>
            <text:p text:style-name="P1"/>
          </table:table-cell>
        </table:table-row>
        <table:table-row table:style-name="TableLine94594889764608">
          <table:table-cell table:style-name="Table2.A2" office:value-type="string">
            <text:list xml:id="list963902810" text:style-name="L1">
              <text:list-item>
                <text:p text:style-name="P2">Physical mounting</text:p>
              </text:list-item>
              <text:list-item>
                <text:p text:style-name="P2">CIMC configuration</text:p>
              </text:list-item>
              <text:list-item>
                <text:p text:style-name="P2">connection to switch</text:p>
              </text:list-item>
              <text:list-item>
                <text:p text:style-name="P2">XEN installation</text:p>
              </text:list-item>
              <text:list-item>
                <text:p text:style-name="P2">vm installation:</text:p>
              </text:list-item>
              <text:list-item>
                <text:p text:style-name="P2"/>
              </text:list-item>
            </text:list>
          </table:table-cell>
        </table:table-row>
        <table:table-row table:style-name="TableLine94594889764608">
          <table:table-cell table:style-name="Table2.A2" office:value-type="string">
            <text:p text:style-name="P3">Physical mounting</text:p>
            <text:p text:style-name="P3"/>
            <text:p text:style-name="P3"/>
          </table:table-cell>
        </table:table-row>
        <table:table-row table:style-name="TableLine94594889764608">
          <table:table-cell table:style-name="Table2.A2" office:value-type="string">
            <text:p text:style-name="P3">CIMC configuration</text:p>
            <text:p text:style-name="P3">- F8 for </text:p>
            <text:p text:style-name="P3">- assigning IP for remote management.</text:p>
            <text:list xml:id="list4108785619" text:style-name="L2">
              <text:list-item>
                <text:p text:style-name="P4">Set IP, DNS, hostname, and connect to CIMC switch.</text:p>
              </text:list-item>
              <text:list-item>
                <text:p text:style-name="P4"/>
              </text:list-item>
            </text:list>
            <text:p text:style-name="P3"/>
            <text:p text:style-name="P3"/>
          </table:table-cell>
        </table:table-row>
        <table:table-row table:style-name="TableLine94594889764608">
          <table:table-cell table:style-name="Table2.A2" office:value-type="string">
            <text:p text:style-name="P3">Connecting to switch</text:p>
            <text:p text:style-name="P3">- need to take care about <text:s/>VLANs.</text:p>
            <text:p text:style-name="P3"/>
          </table:table-cell>
        </table:table-row>
        <table:table-row table:style-name="TableLine94594889764608">
          <table:table-cell table:style-name="Table2.A2" office:value-type="string">
            <text:p text:style-name="P3">XEN installation</text:p>
            <text:p text:style-name="P3">- update all the packages:</text:p>
            <text:p text:style-name="P3"/>
          </table:table-cell>
        </table:table-row>
        <table:table-row table:style-name="TableLine94594889764608">
          <table:table-cell table:style-name="Table2.A2" office:value-type="string">
            <text:p text:style-name="P3">VM installation: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6:54:12.545145217</meta:creation-date>
    <meta:generator>LibreOffice/6.4.7.2$Linux_X86_64 LibreOffice_project/40$Build-2</meta:generator>
    <dc:date>2021-10-31T17:04:10.264147552</dc:date>
    <meta:editing-duration>PT9M58S</meta:editing-duration>
    <meta:editing-cycles>3</meta:editing-cycles>
    <meta:document-statistic meta:table-count="2" meta:image-count="0" meta:object-count="0" meta:page-count="1" meta:paragraph-count="21" meta:word-count="66" meta:character-count="375" meta:non-whitespace-character-count="334"/>
  </office:meta>
</office:document-meta>
</file>